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text-properties fo:color="#000000"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3.5in"/>
        </style:tab-stops>
      </style:paragraph-properties>
      <style:text-properties fo:color="#000000" fo:font-size="11pt" style:font-size-asian="11pt"/>
    </style:style>
    <style:style style:name="P4" style:family="paragraph" style:parent-style-name="Standard" style:list-style-name="WW8Num6">
      <style:paragraph-properties>
        <style:tab-stops>
          <style:tab-stop style:position="3.5in"/>
        </style:tab-stops>
      </style:paragraph-properties>
      <style:text-properties fo:color="#000000" fo:font-size="11pt" style:font-size-asian="11pt"/>
    </style:style>
    <style:style style:name="P5" style:family="paragraph" style:parent-style-name="Standard" style:list-style-name="WW8Num10">
      <style:paragraph-properties>
        <style:tab-stops>
          <style:tab-stop style:position="3.5in"/>
        </style:tab-stops>
      </style:paragraph-properties>
      <style:text-properties fo:color="#000000" fo:font-size="11pt" style:font-size-asian="11pt"/>
    </style:style>
    <style:style style:name="P6" style:family="paragraph" style:parent-style-name="Standard" style:list-style-name="WW8Num12">
      <style:paragraph-properties>
        <style:tab-stops>
          <style:tab-stop style:position="3.5in"/>
        </style:tab-stops>
      </style:paragraph-properties>
      <style:text-properties fo:color="#000000" fo:font-size="11pt" style:font-size-asian="11pt"/>
    </style:style>
    <style:style style:name="P7" style:family="paragraph" style:parent-style-name="Standard">
      <style:text-properties fo:color="#000000" fo:font-size="11pt" style:font-size-asian="11pt" style:font-size-complex="11pt"/>
    </style:style>
    <style:style style:name="P8" style:family="paragraph" style:parent-style-name="Standard" style:list-style-name="WW8Num5">
      <style:text-properties fo:color="#000000" fo:font-size="11pt" style:font-size-asian="11pt" style:font-size-complex="11pt"/>
    </style:style>
    <style:style style:name="P9" style:family="paragraph" style:parent-style-name="Standard" style:list-style-name="WW8Num13">
      <style:text-properties fo:color="#000000" fo:font-size="11pt" style:font-size-asian="11pt" style:font-size-complex="11pt"/>
    </style:style>
    <style:style style:name="P10" style:family="paragraph" style:parent-style-name="Standard" style:list-style-name="WW8Num11">
      <style:text-properties fo:color="#000000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3.5in"/>
        </style:tab-stops>
      </style:paragraph-properties>
      <style:text-properties fo:color="#000000" fo:font-size="11pt" fo:language="en" fo:country="US" style:font-size-asian="11pt"/>
    </style:style>
    <style:style style:name="P12" style:family="paragraph" style:parent-style-name="Standard" style:list-style-name="WW8Num4">
      <style:paragraph-properties>
        <style:tab-stops>
          <style:tab-stop style:position="3.5in"/>
        </style:tab-stops>
      </style:paragraph-properties>
      <style:text-properties fo:color="#000000" fo:font-size="11pt" fo:language="en" fo:country="US" style:font-size-asian="11pt"/>
    </style:style>
    <style:style style:name="P13" style:family="paragraph" style:parent-style-name="Standard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/>
    </style:style>
    <style:style style:name="P14" style:family="paragraph" style:parent-style-name="Standard" style:list-style-name="WW8Num7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/>
    </style:style>
    <style:style style:name="P15" style:family="paragraph" style:parent-style-name="Standard" style:list-style-name="WW8Num9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/>
    </style:style>
    <style:style style:name="P16" style:family="paragraph" style:parent-style-name="Standard" style:list-style-name="WW8Num2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/>
    </style:style>
    <style:style style:name="P17" style:family="paragraph" style:parent-style-name="Standard" style:list-style-name="WW8Num3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/>
    </style:style>
    <style:style style:name="P18" style:family="paragraph" style:parent-style-name="Standard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 style:font-size-complex="11pt"/>
    </style:style>
    <style:style style:name="P19" style:family="paragraph" style:parent-style-name="Standard" style:list-style-name="WW8Num8">
      <style:paragraph-properties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3.5in"/>
        </style:tab-stops>
      </style:paragraph-properties>
      <style:text-properties fo:color="#000000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fo:color="#000000" fo:font-size="11pt" style:font-size-asian="11pt" style:font-size-complex="11pt"/>
    </style:style>
    <style:style style:name="P22" style:family="paragraph" style:parent-style-name="Standard">
      <style:paragraph-properties fo:margin-left="0.25in" fo:margin-right="0in" fo:text-indent="0in" style:auto-text-indent="false">
        <style:tab-stops>
          <style:tab-stop style:position="3.5in"/>
        </style:tab-stops>
      </style:paragraph-properties>
      <style:text-properties fo:color="#000000" fo:font-size="11pt" style:font-size-asian="11pt" style:font-size-complex="11pt"/>
    </style:style>
    <style:style style:name="P23" style:family="paragraph" style:parent-style-name="Standard">
      <style:paragraph-properties fo:margin-left="0.25in" fo:margin-right="0in" fo:text-indent="0in" style:auto-text-indent="false">
        <style:tab-stops>
          <style:tab-stop style:position="3.5in"/>
        </style:tab-stops>
      </style:paragraph-properties>
      <style:text-properties fo:color="#000000" fo:font-size="11pt" fo:language="fr" fo:country="FR" style:font-size-asian="11pt" style:font-size-complex="11pt"/>
    </style:style>
    <style:style style:name="P24" style:family="paragraph" style:parent-style-name="Standard">
      <style:paragraph-properties fo:margin-left="0.75in" fo:margin-right="0in" fo:text-indent="0in" style:auto-text-indent="false"/>
      <style:text-properties fo:color="#000000" fo:font-size="11pt" style:font-size-asian="11pt" style:font-size-complex="11pt"/>
    </style:style>
    <style:style style:name="P25" style:family="paragraph" style:parent-style-name="Standard">
      <style:paragraph-properties fo:margin-left="0.4917in" fo:margin-right="0in" fo:text-indent="0in" style:auto-text-indent="false">
        <style:tab-stops>
          <style:tab-stop style:position="3.5in"/>
        </style:tab-stops>
      </style:paragraph-properties>
      <style:text-properties fo:color="#000000" fo:font-size="11pt" style:font-size-asian="11pt" style:font-size-complex="11pt"/>
    </style:style>
    <style:style style:name="P26" style:family="paragraph" style:parent-style-name="Standard">
      <style:paragraph-properties fo:margin-left="0.4917in" fo:margin-right="0in" fo:text-indent="0in" style:auto-text-indent="false">
        <style:tab-stops>
          <style:tab-stop style:position="3.5in"/>
        </style:tab-stops>
      </style:paragraph-properties>
      <style:text-properties fo:color="#000000" fo:font-size="11pt" fo:language="en" fo:country="GB" style:font-size-asian="11pt" style:font-size-complex="11pt"/>
    </style:style>
    <style:style style:name="P27" style:family="paragraph" style:parent-style-name="Standard">
      <style:paragraph-properties fo:margin-left="0.4917in" fo:margin-right="0in" fo:text-indent="0in" style:auto-text-indent="false">
        <style:tab-stops>
          <style:tab-stop style:position="3.5in"/>
        </style:tab-stops>
      </style:paragraph-properties>
      <style:text-properties fo:color="#000000" fo:font-size="11pt" style:rfc-language-tag="es-ES-u-co-trad" fo:language="es" fo:country="ES" style:font-size-asian="11pt" style:font-size-complex="11pt"/>
    </style:style>
    <style:style style:name="P28" style:family="paragraph" style:parent-style-name="Standard">
      <style:paragraph-properties fo:margin-left="0.4917in" fo:margin-right="0in" fo:text-indent="0in" style:auto-text-indent="false">
        <style:tab-stops>
          <style:tab-stop style:position="3.5in"/>
        </style:tab-stops>
      </style:paragraph-properties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/>
    </style:style>
    <style:style style:name="T5" style:family="text">
      <style:text-properties fo:font-size="11pt" style:rfc-language-tag="es-ES-u-co-trad" fo:language="es" fo:country="ES" style:font-size-asian="11pt"/>
    </style:style>
    <style:style style:name="T6" style:family="text">
      <style:text-properties fo:font-size="11pt" style:rfc-language-tag="es-ES-u-co-trad" fo:language="es" fo:country="ES" style:font-size-asian="11pt" style:font-size-complex="11pt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fo:color="#ff0000" fo:font-size="11pt" style:font-size-asian="11pt"/>
    </style:style>
    <style:style style:name="T9" style:family="text">
      <style:text-properties fo:color="#ff0000" fo:font-size="11pt" style:font-size-asian="11pt" style:font-size-complex="11pt"/>
    </style:style>
    <style:style style:name="T10" style:family="text">
      <style:text-properties fo:color="#ff0000" fo:font-size="11pt" style:rfc-language-tag="es-ES-u-co-trad" fo:language="es" fo:country="ES" style:font-size-asian="11pt"/>
    </style:style>
    <style:style style:name="T11" style:family="text">
      <style:text-properties fo:color="#ff0000" fo:font-size="11pt" style:rfc-language-tag="es-ES-u-co-trad" fo:language="es" fo:country="ES" style:font-size-asian="11pt" style:font-size-complex="11pt"/>
    </style:style>
    <style:style style:name="T12" style:family="text">
      <style:text-properties fo:color="#ff0000" fo:font-size="11pt" fo:language="en" fo:country="US" style:font-size-asian="11pt"/>
    </style:style>
    <style:style style:name="T13" style:family="text">
      <style:text-properties fo:color="#ff0000" fo:font-size="11pt" fo:language="en" fo:country="GB" style:font-size-asian="11pt" style:font-size-complex="11pt"/>
    </style:style>
    <style:style style:name="T14" style:family="text">
      <style:text-properties fo:color="#0000ff" fo:font-size="11pt" style:font-size-asian="11pt" style:font-size-complex="11pt"/>
    </style:style>
    <style:style style:name="T15" style:family="text">
      <style:text-properties fo:color="#dc2300" fo:font-size="11pt" style:font-size-asian="11pt" style:font-size-complex="11pt"/>
    </style:style>
    <style:style style:name="Sect1" style:family="section">
      <style:section-properties text:dont-balance-text-columns="true" style:writing-mode="lr-tb" style:editable="false">
        <style:columns fo:column-count="3" fo:column-gap="0.5in">
          <style:column style:rel-width="21236*" fo:start-indent="0in" fo:end-indent="0.25in"/>
          <style:column style:rel-width="23051*" fo:start-indent="0.25in" fo:end-indent="0.25in"/>
          <style:column style:rel-width="21246*" fo:start-indent="0.25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: Historia de la Informática. Componentes del ordenador </text:h>
      <text:p text:style-name="P2"><text:s text:c="58"/></text:p>
      <text:section text:style-name="Sect1" text:name="Section1">
        <text:p text:style-name="P3"/>
        <text:p text:style-name="P3">1.- La Pascalina inventada por B. Pascal realizaba:</text:p>
        <text:list xml:id="list398097557" text:style-name="WW8Num6">
          <text:list-item>
            <text:p text:style-name="P4">Sumas y Restas</text:p>
          </text:list-item>
          <text:list-item>
            <text:p text:style-name="P4">Las cuatro operaciones aritméticas</text:p>
          </text:list-item>
          <text:list-item>
            <text:p text:style-name="P4">Sólo sumas</text:p>
          </text:list-item>
        </text:list>
        <text:p text:style-name="P3"/>
        <text:p text:style-name="P3">2.- Una de las primeras máquinas que usó el sistema de numeración binario fue:</text:p>
        <text:list xml:id="list4069634506" text:style-name="WW8Num10">
          <text:list-item>
            <text:p text:style-name="P5">La Pascalina</text:p>
          </text:list-item>
          <text:list-item>
            <text:p text:style-name="P5">La Calculadora Universal de L. Leibtniz</text:p>
          </text:list-item>
          <text:list-item>
            <text:p text:style-name="P5">La máquina de Diferencias de Ch. Babbage</text:p>
          </text:list-item>
        </text:list>
        <text:p text:style-name="P3"/>
        <text:p text:style-name="P3">3.- La Máquina Censadora de H. Hollerit se usó para:</text:p>
        <text:list xml:id="list228025272" text:style-name="WW8Num12">
          <text:list-item>
            <text:p text:style-name="P6">El Censo de 1890 de EEUU</text:p>
          </text:list-item>
          <text:list-item>
            <text:p text:style-name="P6">Crear tablas de navegación</text:p>
          </text:list-item>
          <text:list-item>
            <text:p text:style-name="P6">Crear tablas de artillería</text:p>
          </text:list-item>
        </text:list>
        <text:p text:style-name="P11"/>
        <text:p text:style-name="P13">4.- El ENIAC es el primer ordenador electrónico que fue operativo. Su construcción necesitó de miles de:</text:p>
        <text:list xml:id="list3139531841" text:style-name="WW8Num7">
          <text:list-item>
            <text:p text:style-name="P14">Ruedas dentadas</text:p>
          </text:list-item>
          <text:list-item>
            <text:p text:style-name="P14">Transistores</text:p>
          </text:list-item>
          <text:list-item>
            <text:p text:style-name="P14">Válvulas de vacío</text:p>
          </text:list-item>
        </text:list>
        <text:p text:style-name="P13"/>
        <text:p text:style-name="P13">5.- Los ordenadores de 2ª generación usaban:</text:p>
        <text:list xml:id="list631341992" text:style-name="WW8Num9">
          <text:list-item>
            <text:p text:style-name="P15">Transistores</text:p>
          </text:list-item>
          <text:list-item>
            <text:p text:style-name="P15">Válvulas de vacío</text:p>
          </text:list-item>
          <text:list-item>
            <text:p text:style-name="P15">Circuitos integrados</text:p>
          </text:list-item>
        </text:list>
        <text:p text:style-name="P13"/>
        <text:p text:style-name="P13"/>
        <text:p text:style-name="P20"><text:span text:style-name="T5">6.- El microprocesador consta de dos o tres partes principales:</text:span></text:p>
        <text:list xml:id="list1401277336" text:style-name="WW8Num2">
          <text:list-item>
            <text:p text:style-name="P16">La Unidad de Control y las memorias Caché</text:p>
          </text:list-item>
          <text:list-item>
            <text:p text:style-name="P16">La Unidad de Control, la ALU y los registros</text:p>
          </text:list-item>
          <text:list-item>
            <text:p text:style-name="P16">Las unidades de proceso y la FPU</text:p>
          </text:list-item>
        </text:list>
        <text:p text:style-name="P13"/>
        <text:p text:style-name="P13">7.- Las siglas CPU corresponden a:</text:p>
        <text:list xml:id="list2705681571" text:style-name="WW8Num4">
          <text:list-item>
            <text:p text:style-name="P12">Central Port Unit</text:p>
          </text:list-item>
          <text:list-item>
            <text:p text:style-name="P12">Computer Processing Unit</text:p>
          </text:list-item>
          <text:list-item>
            <text:p text:style-name="P12">Central processing Unit</text:p>
          </text:list-item>
        </text:list>
        <text:p text:style-name="P13"/>
        <text:p text:style-name="P13"/>
        <text:p text:style-name="P13">8.- La velocidad de un microprocesador viene expresada en:</text:p>
        <text:list xml:id="list925514171" text:style-name="WW8Num3">
          <text:list-item>
            <text:p text:style-name="P17">Revoluciones por minuto</text:p>
          </text:list-item>
          <text:list-item>
            <text:p text:style-name="P17">Baudios por segundo</text:p>
          </text:list-item>
          <text:list-item>
            <text:p text:style-name="P17">Megahercios</text:p>
          </text:list-item>
        </text:list>
        <text:p text:style-name="P13"/>
        <text:p text:style-name="P18">9.- Un megabyte equivale a:</text:p>
        <text:list xml:id="list1674038615" text:style-name="WW8Num8">
          <text:list-item>
            <text:p text:style-name="P19">Un billón de bytes</text:p>
          </text:list-item>
          <text:list-item>
            <text:p text:style-name="P19">1024 Kilobytes</text:p>
          </text:list-item>
          <text:list-item>
            <text:p text:style-name="P19">1024 bytes</text:p>
          </text:list-item>
        </text:list>
        <text:p text:style-name="P21"/>
        <text:p text:style-name="P7">10.-Una memoria de 2’5G equivale a:</text:p>
        <text:p text:style-name="P24">a. 2621440 Kbytes</text:p>
        <text:p text:style-name="P24">b. 25000 bytes</text:p>
        <text:p text:style-name="P24">c. 256 Megabytes</text:p>
        <text:p text:style-name="P21"/>
        <text:p text:style-name="P24"/>
        <text:p text:style-name="P24"/>
        <text:p text:style-name="P24"/>
        <text:p text:style-name="P24"/>
        <text:p text:style-name="P24"/>
        <text:p text:style-name="P21">11.- En la Segunda Generación de ordenadores:</text:p>
        <text:list xml:id="list2404439278" text:style-name="WW8Num5">
          <text:list-item>
            <text:p text:style-name="P8">Se reemplazaron los transistores de la anterior generación por válvulas</text:p>
          </text:list-item>
          <text:list-item>
            <text:p text:style-name="P8">Se utilizaron circuitos integrados LSI</text:p>
          </text:list-item>
          <text:list-item>
            <text:p text:style-name="P8">Se utilizaron transistores</text:p>
          </text:list-item>
        </text:list>
        <text:p text:style-name="P7"/>
        <text:p text:style-name="P21">12.- Velocidades del orden de nanosegundos se alcanzaron:</text:p>
        <text:list xml:id="list3227095539" text:style-name="WW8Num13">
          <text:list-item>
            <text:p text:style-name="P9">En la Segunda Generación</text:p>
          </text:list-item>
          <text:list-item>
            <text:p text:style-name="P9">En la Cuarta Generación</text:p>
          </text:list-item>
          <text:list-item>
            <text:p text:style-name="P9">En la Tercera Generación</text:p>
          </text:list-item>
        </text:list>
        <text:p text:style-name="P21"/>
        <text:p text:style-name="P21">13.- Los ordenadores IBM 360 son representativos de:</text:p>
        <text:list xml:id="list2906387123" text:style-name="WW8Num11">
          <text:list-item>
            <text:p text:style-name="P10">En la Segunda Generación</text:p>
          </text:list-item>
          <text:list-item>
            <text:p text:style-name="P10">En la Quinta Generación</text:p>
          </text:list-item>
          <text:list-item>
            <text:p text:style-name="P10">En la Tercera Generación</text:p>
          </text:list-item>
        </text:list>
        <text:p text:style-name="P25"/>
        <text:p text:style-name="P22">14.- La primera computadora electrónica que se patentó fue:</text:p>
        <text:p text:style-name="P28"><text:span text:style-name="T3">a.- La ENIAC</text:span></text:p>
        <text:p text:style-name="P25">b.- La Z2</text:p>
        <text:p text:style-name="P25">c.- La ABC</text:p>
        <text:p text:style-name="P22"/>
        <text:p text:style-name="P22">15.- La multiprogramación fue una característica de los sistemas operativos que se desarrolló en:</text:p>
        <text:p text:style-name="P28"><text:span text:style-name="T3">a.- La <text:s/>3ª generación</text:span></text:p>
        <text:p text:style-name="P25">b.- La 2ª generación</text:p>
        <text:p text:style-name="P25">c.- La 1ª generación</text:p>
        <text:p text:style-name="P22"/>
        <text:p text:style-name="P22">16.- La arquitectura Von Neumann supuso que el ordenador dispusiera de:</text:p>
        <text:p text:style-name="P25">a.- Placa madre y MODEM</text:p>
        <text:p text:style-name="P25">b.- Internet y periféricos</text:p>
        <text:p text:style-name="P28"><text:span text:style-name="T3">c.- Periféricos de entrada salida, memoria principal y microprocesador</text:span></text:p>
        <text:p text:style-name="P22"/>
        <text:p text:style-name="P22">17.- Los buses de un ordenador son:</text:p>
        <text:p text:style-name="P25">a.- El de datos, el de direcciones y el de registros</text:p>
        <text:p text:style-name="P28"><text:span text:style-name="T3">b.- El de direcciones, el de control y el de datos</text:span></text:p>
        <text:p text:style-name="P25">c.- <text:s/>El de direcciones, el de operaciones y el de control</text:p>
        <text:p text:style-name="P22"/>
        <text:p text:style-name="P23"><text:soft-page-break/></text:p>
        <text:p text:style-name="P23">18.- En 1805 J. M. Jacquard diseñó:</text:p>
        <text:p text:style-name="P25">a.- Una máquina de calcular</text:p>
        <text:p text:style-name="P25">b.- Una máquina censadora</text:p>
        <text:p text:style-name="P28"><text:span text:style-name="T3">c.- Un telar</text:span></text:p>
        <text:p text:style-name="P22"/>
        <text:p text:style-name="P22">19.- CH. Babbage no pudo realizar su Máquina <text:s/>Analítica porque:</text:p>
        <text:p text:style-name="P25">a.- La tecnología no había avanzado suficientemente</text:p>
        <text:p text:style-name="P25">b.- Era irrealizable en teoría</text:p>
        <text:p text:style-name="P28"><text:span text:style-name="T3">c.- Babbage cambiaba el diseño </text:span></text:p>
        <text:p text:style-name="P22"/>
        <text:p text:style-name="P22">20.- Se considera como la primera computadora electromecánica en sistema decimal controlada por programa a:</text:p>
        <text:p text:style-name="P28"><text:span text:style-name="T3">a.- La ENIAC</text:span></text:p>
        <text:p text:style-name="P25">b.- La ABC</text:p>
        <text:p text:style-name="P25">c.- La Z2</text:p>
        <text:p text:style-name="P22"/>
        <text:p text:style-name="P22">21.- Uno de los fundadores de Intel fue:</text:p>
        <text:p text:style-name="P26">a.- J.A. Fleming</text:p>
        <text:p text:style-name="P26">b.- R. Noyce</text:p>
        <text:p text:style-name="P25">c.- W. Bardeen</text:p>
        <text:p text:style-name="P22"><text:tab/></text:p>
        <text:p text:style-name="P22">22.- El estándar actual que permite codificar cualquier idioma al medio informático se llama:</text:p>
        <text:p text:style-name="P25">a.- ASCII</text:p>
        <text:p text:style-name="P25">b.- ASCII extendido</text:p>
        <text:p text:style-name="P28"><text:span text:style-name="T3">c.- UNICODE</text:span></text:p>
        <text:p text:style-name="P22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fo:language="en" fo:country="US"/>
    </style:style>
    <style:style style:name="WW8Num13z0" style:family="text"/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992in" fo:margin-bottom="0.9984in" fo:margin-left="0.9846in" fo:margin-right="0.9846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: Historia de la Informática</dc:title>
    <meta:initial-creator>paco</meta:initial-creator>
    <meta:creation-date>2010-10-05T19:51:00</meta:creation-date>
    <dc:date>2018-09-21T12:31:43.479590961</dc:date>
    <meta:print-date>2002-11-11T15:26:00</meta:print-date>
    <meta:editing-cycles>9</meta:editing-cycles>
    <meta:editing-duration>PT51M30S</meta:editing-duration>
    <meta:document-statistic meta:table-count="0" meta:image-count="0" meta:object-count="0" meta:page-count="2" meta:paragraph-count="91" meta:word-count="529" meta:character-count="3067" meta:non-whitespace-character-count="2599"/>
    <meta:generator>LibreOffice/6.0.3.2$Linux_X86_64 LibreOffice_project/00m0$Build-2</meta:generator>
  </office:meta>
</office:document-meta>
</file>